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01cm" svg:stroke-color="#444444" draw:fill="none" draw:fill-color="#ffffff" fo:padding-top="-0.045cm" fo:padding-bottom="-0.045cm" fo:padding-left="-0.045cm" fo:padding-right="-0.045cm"/>
    </style:style>
    <style:style style:name="gr2" style:family="graphic" style:parent-style-name="standard">
      <style:graphic-properties draw:stroke="none" svg:stroke-width="0.03cm" draw:fill-color="#222222"/>
    </style:style>
    <style:style style:name="gr3" style:family="graphic" style:parent-style-name="standard">
      <style:graphic-properties draw:stroke="none" svg:stroke-width="0.03cm" draw:fill-color="#393939"/>
    </style:style>
    <style:style style:name="gr4" style:family="graphic" style:parent-style-name="standard">
      <style:graphic-properties draw:stroke="none" svg:stroke-width="0.03cm" draw:fill-color="#515151"/>
    </style:style>
    <style:style style:name="gr5" style:family="graphic" style:parent-style-name="standard">
      <style:graphic-properties draw:stroke="none" svg:stroke-width="0.03cm" draw:fill-color="#676767"/>
    </style:style>
    <style:style style:name="gr6" style:family="graphic" style:parent-style-name="standard">
      <style:graphic-properties draw:stroke="none" svg:stroke-width="0.03cm" draw:fill-color="#7b7b7b"/>
    </style:style>
    <style:style style:name="gr7" style:family="graphic" style:parent-style-name="standard">
      <style:graphic-properties draw:stroke="none" svg:stroke-width="0.03cm" draw:fill-color="#8d8d8d"/>
    </style:style>
    <style:style style:name="gr8" style:family="graphic" style:parent-style-name="standard">
      <style:graphic-properties draw:stroke="none" svg:stroke-width="0.03cm" draw:fill-color="#9e9e9e"/>
    </style:style>
    <style:style style:name="gr9" style:family="graphic" style:parent-style-name="standard">
      <style:graphic-properties draw:stroke="none" svg:stroke-width="0.03cm" draw:fill-color="#aeaeae"/>
    </style:style>
    <style:style style:name="gr10" style:family="graphic" style:parent-style-name="standard">
      <style:graphic-properties draw:stroke="none" svg:stroke-width="0.03cm" draw:fill-color="#bbbbbb"/>
    </style:style>
    <style:style style:name="gr11" style:family="graphic" style:parent-style-name="standard">
      <style:graphic-properties draw:stroke="none" svg:stroke-width="0.03cm" draw:fill-color="#c7c7c7"/>
    </style:style>
    <style:style style:name="gr12" style:family="graphic" style:parent-style-name="standard">
      <style:graphic-properties draw:stroke="none" svg:stroke-width="0.03cm" draw:fill-color="#d2d2d2"/>
    </style:style>
    <style:style style:name="gr13" style:family="graphic" style:parent-style-name="standard">
      <style:graphic-properties draw:stroke="none" svg:stroke-width="0.03cm" draw:fill-color="#dbdbdb"/>
    </style:style>
    <style:style style:name="gr14" style:family="graphic" style:parent-style-name="standard">
      <style:graphic-properties draw:stroke="none" svg:stroke-width="0.03cm" draw:fill-color="#e1e1e1"/>
    </style:style>
    <style:style style:name="gr15" style:family="graphic" style:parent-style-name="standard">
      <style:graphic-properties draw:stroke="none" svg:stroke-width="0.03cm" draw:fill-color="#e7e7e7"/>
    </style:style>
    <style:style style:name="gr16" style:family="graphic" style:parent-style-name="standard">
      <style:graphic-properties draw:stroke="none" svg:stroke-width="0.03cm" draw:fill-color="#eaeaea"/>
    </style:style>
    <style:style style:name="gr17" style:family="graphic" style:parent-style-name="standard">
      <style:graphic-properties draw:stroke="none" svg:stroke-width="0.03cm" draw:fill-color="#ededed"/>
    </style:style>
    <style:style style:name="gr18" style:family="graphic" style:parent-style-name="standard">
      <style:graphic-properties draw:stroke="none" svg:stroke-width="0.03cm" draw:fill-color="#444444"/>
    </style:style>
    <style:style style:name="gr19" style:family="graphic" style:parent-style-name="standard">
      <style:graphic-properties svg:stroke-width="0.001cm" svg:stroke-color="#000000" draw:fill="none" draw:fill-color="#ffffff" fo:padding-top="-0.049cm" fo:padding-bottom="-0.049cm" fo:padding-left="-0.049cm" fo:padding-right="-0.049cm"/>
    </style:style>
    <style:style style:name="gr20" style:family="graphic" style:parent-style-name="standard">
      <style:graphic-properties draw:stroke="none" svg:stroke-width="0.001cm" draw:fill-color="#cedadb"/>
    </style:style>
    <style:style style:name="gr21" style:family="graphic" style:parent-style-name="standard">
      <style:graphic-properties svg:stroke-width="0.002cm" svg:stroke-color="#ededed" draw:fill="none" draw:fill-color="#ffffff" fo:padding-top="-0.049cm" fo:padding-bottom="-0.049cm" fo:padding-left="-0.049cm" fo:padding-right="-0.049cm"/>
    </style:style>
    <style:style style:name="gr22" style:family="graphic" style:parent-style-name="standard">
      <style:graphic-properties svg:stroke-width="0.002cm" svg:stroke-color="#222222" draw:fill="none" draw:fill-color="#ffffff" fo:padding-top="-0.049cm" fo:padding-bottom="-0.049cm" fo:padding-left="-0.049cm" fo:padding-right="-0.049cm"/>
    </style:style>
  </office:automatic-styles>
  <office:body>
    <office:drawing>
      <draw:page draw:name="page1" draw:style-name="dp1" draw:master-page-name="Default">
        <draw:g>
          <draw:glue-point draw:id="4" svg:x="-0.827cm" svg:y="-5cm"/>
          <draw:glue-point draw:id="5" svg:x="0.977cm" svg:y="-5cm"/>
          <draw:glue-point draw:id="6" svg:x="0.076cm" svg:y="-5cm"/>
          <draw:glue-point draw:id="7" svg:x="-5cm" svg:y="5cm"/>
          <draw:glue-point draw:id="8" svg:x="5cm" svg:y="5cm"/>
          <draw:glue-point draw:id="9" svg:x="-0.002cm" svg:y="5cm"/>
          <draw:glue-point draw:id="10" svg:x="0.037cm" svg:y="0cm"/>
          <draw:polyline draw:style-name="gr1" draw:layer="layout" svg:width="1.894cm" svg:height="0.725cm" svg:x="0.21cm" svg:y="1.113cm" svg:viewBox="0 0 1895 726" draw:points="0,0 9,43 22,85 35,128 53,170 71,210 92,250 116,289 140,327 168,363 198,398 229,432 263,464 296,495 334,523 372,551 411,577 453,601 496,622 539,642 583,660 628,675 675,689 722,701 770,710 817,717 866,723 915,725 963,726 1012,723 1060,719 1108,713 1156,705 1202,695 1249,682 1295,666 1340,650 1384,631 1427,610 1468,587 1509,562 1548,536 1585,507 1621,477 1654,446 1687,412 1717,378 1746,342 1772,305 1797,266 1817,227 1838,186 1856,146 1871,103 1884,61 1895,18">
            <text:p/>
          </draw:polyline>
          <draw:polygon draw:style-name="gr2" draw:layer="layout" svg:width="1.642cm" svg:height="1.642cm" svg:x="0.338cm" svg:y="0cm" svg:viewBox="0 0 1643 1643" draw:points="1643,821 1641,779 1638,738 1633,697 1625,656 1616,615 1605,575 1591,536 1575,497 1558,460 1539,422 1518,386 1495,352 1470,318 1444,286 1416,255 1387,225 1356,197 1323,172 1290,146 1256,124 1219,103 1182,84 1145,66 1107,50 1067,37 1027,26 987,16 945,9 904,4 862,1 821,0 780,1 738,4 697,9 655,16 615,26 575,37 536,50 497,66 459,84 422,103 386,124 352,146 318,172 286,197 255,225 226,255 198,286 172,318 146,352 124,386 103,422 83,460 66,497 51,536 37,575 26,615 16,656 9,697 4,738 0,779 0,821 0,863 4,904 9,945 16,986 26,1027 37,1067 51,1106 66,1145 83,1183 103,1220 124,1256 146,1290 172,1324 198,1356 226,1387 255,1416 286,1444 318,1470 352,1496 386,1518 422,1539 459,1558 497,1576 536,1591 575,1605 615,1616 655,1626 697,1633 738,1638 780,1641 821,1643 862,1641 904,1638 945,1633 987,1626 1027,1616 1067,1605 1107,1591 1145,1576 1182,1558 1219,1539 1256,1518 1290,1496 1323,1470 1356,1444 1387,1416 1416,1387 1444,1356 1470,1324 1495,1290 1518,1256 1539,1220 1558,1183 1575,1145 1591,1106 1605,1067 1616,1027 1625,986 1633,945 1638,904 1641,863">
            <text:p/>
          </draw:polygon>
          <draw:polygon draw:style-name="gr3" draw:layer="layout" svg:width="1.57cm" svg:height="1.571cm" svg:x="0.392cm" svg:y="0.017cm" svg:viewBox="0 0 1571 1572" draw:points="1571,786 1569,746 1566,706 1561,666 1554,627 1545,588 1534,550 1522,513 1506,476 1490,439 1472,404 1451,369 1430,337 1406,304 1381,273 1354,244 1326,216 1297,189 1266,164 1234,141 1200,119 1166,98 1131,80 1095,63 1057,48 1021,35 982,24 942,16 904,9 864,3 825,1 785,0 745,1 705,3 666,9 627,16 588,24 549,35 512,48 475,63 439,80 404,98 369,119 336,141 304,164 273,189 244,216 215,244 189,273 164,304 140,337 118,369 98,404 80,439 63,476 48,513 35,550 25,588 16,627 9,666 3,706 1,746 0,786 1,825 3,865 9,905 16,944 25,983 35,1021 48,1058 63,1096 80,1132 98,1167 118,1202 140,1235 164,1267 189,1298 215,1327 244,1355 273,1382 304,1408 336,1431 369,1453 404,1473 439,1492 475,1508 512,1523 549,1536 588,1547 627,1555 666,1562 705,1568 745,1571 785,1572 825,1571 864,1568 904,1562 942,1555 982,1547 1021,1536 1057,1523 1095,1508 1131,1492 1166,1473 1200,1453 1234,1431 1266,1408 1297,1382 1326,1355 1354,1327 1381,1298 1406,1267 1430,1235 1451,1202 1472,1167 1490,1132 1506,1096 1522,1058 1534,1021 1545,983 1554,944 1561,905 1566,865 1569,825">
            <text:p/>
          </draw:polygon>
          <draw:polygon draw:style-name="gr4" draw:layer="layout" svg:width="1.499cm" svg:height="1.482cm" svg:x="0.446cm" svg:y="0.035cm" svg:viewBox="0 0 1500 1483" draw:points="1500,741 1498,704 1495,666 1490,629 1484,592 1476,556 1465,519 1453,483 1439,448 1423,414 1405,381 1386,349 1365,317 1342,287 1318,259 1292,231 1266,204 1238,179 1209,155 1177,133 1146,112 1113,93 1080,75 1045,60 1009,46 974,34 937,24 900,15 863,8 825,4 787,1 749,0 712,1 673,4 636,8 598,15 562,24 525,34 489,46 454,60 419,75 385,93 353,112 321,133 290,155 260,179 232,204 206,231 180,259 157,287 134,317 113,349 93,381 76,414 60,448 46,483 34,519 23,556 14,592 8,629 4,666 0,704 0,741 0,779 4,816 8,854 14,890 23,927 34,964 46,999 60,1034 76,1068 93,1102 113,1134 134,1165 157,1195 180,1224 206,1252 232,1279 260,1304 290,1328 321,1350 353,1371 385,1390 419,1407 454,1423 489,1436 525,1449 562,1459 598,1468 636,1474 673,1479 712,1482 749,1483 787,1482 825,1479 863,1474 900,1468 937,1459 974,1449 1009,1436 1045,1423 1080,1407 1113,1390 1146,1371 1177,1350 1209,1328 1238,1304 1266,1279 1292,1252 1318,1224 1342,1195 1365,1165 1386,1134 1405,1102 1423,1068 1439,1034 1453,999 1465,964 1476,927 1484,890 1490,854 1495,816 1498,779">
            <text:p/>
          </draw:polygon>
          <draw:polygon draw:style-name="gr5" draw:layer="layout" svg:width="1.411cm" svg:height="1.392cm" svg:x="0.499cm" svg:y="0.053cm" svg:viewBox="0 0 1412 1393" draw:points="1412,696 1410,660 1407,626 1403,591 1396,556 1389,522 1379,488 1367,454 1354,421 1340,389 1322,358 1304,328 1285,298 1264,269 1241,243 1217,216 1191,191 1165,167 1138,145 1108,124 1078,105 1048,87 1016,71 984,55 951,43 917,32 882,22 848,13 812,8 776,3 741,0 705,0 670,0 634,3 599,8 563,13 529,22 494,32 460,43 427,55 394,71 362,87 332,105 302,124 273,145 246,167 219,191 194,216 170,243 147,269 126,298 106,328 88,358 71,389 57,421 44,454 32,488 22,522 14,556 7,591 3,626 0,660 0,696 0,732 3,766 7,801 14,837 22,870 32,904 44,938 57,971 71,1003 88,1034 106,1065 126,1094 147,1123 170,1150 194,1176 219,1201 246,1225 273,1247 302,1268 332,1288 362,1305 394,1321 427,1337 460,1349 494,1360 529,1370 563,1379 599,1385 634,1389 670,1392 705,1393 741,1392 776,1389 812,1385 848,1379 882,1370 917,1360 951,1349 984,1337 1016,1321 1048,1305 1078,1288 1108,1268 1138,1247 1165,1225 1191,1201 1217,1176 1241,1150 1264,1123 1285,1094 1304,1065 1322,1034 1340,1003 1354,971 1367,938 1379,904 1389,870 1396,837 1403,801 1407,766 1410,732">
            <text:p/>
          </draw:polygon>
          <draw:polygon draw:style-name="gr6" draw:layer="layout" svg:width="1.32cm" svg:height="1.339cm" svg:x="0.571cm" svg:y="0.053cm" svg:viewBox="0 0 1321 1340" draw:points="1321,669 1319,635 1317,602 1313,568 1307,535 1300,502 1290,469 1280,437 1267,405 1253,375 1238,345 1220,315 1202,287 1182,260 1161,233 1139,208 1115,184 1090,162 1064,140 1038,120 1009,101 980,84 951,68 920,54 889,41 858,31 826,21 793,13 760,7 727,3 693,1 660,0 626,1 593,3 559,7 527,13 495,21 462,31 431,41 400,54 369,68 340,84 310,101 282,120 255,140 230,162 205,184 181,208 159,233 138,260 118,287 100,315 82,345 67,375 53,405 41,437 30,469 20,502 13,535 7,568 3,602 0,635 0,669 0,704 3,738 7,771 13,805 20,838 30,870 41,902 53,934 67,964 82,994 100,1024 118,1052 138,1080 159,1106 181,1131 205,1155 230,1178 255,1199 282,1219 310,1238 340,1255 369,1271 400,1285 431,1298 462,1309 495,1318 527,1326 559,1332 593,1336 626,1339 660,1340 693,1339 727,1336 760,1332 793,1326 826,1318 858,1309 889,1298 920,1285 951,1271 980,1255 1009,1238 1038,1219 1064,1199 1090,1178 1115,1155 1139,1131 1161,1106 1182,1080 1202,1052 1220,1024 1238,994 1253,964 1267,934 1280,902 1290,870 1300,838 1307,805 1313,771 1317,738 1319,704">
            <text:p/>
          </draw:polygon>
          <draw:polygon draw:style-name="gr7" draw:layer="layout" svg:width="1.249cm" svg:height="1.25cm" svg:x="0.624cm" svg:y="0.071cm" svg:viewBox="0 0 1250 1251" draw:points="1250,625 1248,594 1247,562 1242,530 1237,499 1229,468 1220,437 1210,408 1199,378 1185,350 1171,322 1155,294 1137,267 1118,242 1098,218 1077,194 1055,172 1031,150 1007,130 982,112 955,94 927,78 900,63 871,50 842,39 811,28 781,19 750,12 719,7 688,2 656,0 625,0 593,0 561,2 529,7 499,12 468,19 437,28 407,39 378,50 349,63 321,78 294,94 268,112 242,130 218,150 194,172 172,194 151,218 130,242 112,267 94,294 78,322 63,350 50,378 39,408 29,437 19,468 12,499 7,530 3,562 1,594 0,625 1,656 3,688 7,720 12,751 19,782 29,812 39,842 50,872 63,900 78,928 94,956 112,982 130,1008 151,1032 172,1056 194,1078 218,1100 242,1119 268,1138 294,1156 321,1172 349,1186 378,1200 407,1211 437,1222 468,1231 499,1238 529,1243 561,1248 593,1250 625,1251 656,1250 688,1248 719,1243 750,1238 781,1231 811,1222 842,1211 871,1200 900,1186 927,1172 955,1156 982,1138 1007,1119 1031,1100 1055,1078 1077,1056 1098,1032 1118,1008 1137,982 1155,956 1171,928 1185,900 1199,872 1210,842 1220,812 1229,782 1237,751 1242,720 1247,688 1248,656">
            <text:p/>
          </draw:polygon>
          <draw:polygon draw:style-name="gr8" draw:layer="layout" svg:width="1.178cm" svg:height="1.178cm" svg:x="0.677cm" svg:y="0.089cm" svg:viewBox="0 0 1179 1179" draw:points="1179,589 1179,559 1176,529 1172,500 1167,470 1160,441 1152,413 1142,384 1131,357 1118,329 1105,302 1090,277 1073,252 1055,228 1036,205 1017,182 995,162 973,141 950,123 926,105 901,88 876,74 849,60 821,47 794,36 766,26 737,18 708,12 678,6 649,2 619,0 589,0 559,0 529,2 500,6 471,12 441,18 413,26 384,36 357,47 330,60 303,74 277,88 252,105 229,123 206,141 183,162 162,182 142,205 123,228 105,252 89,277 74,302 60,329 47,357 36,384 26,413 19,441 12,470 6,500 3,529 1,559 0,589 1,619 3,649 6,678 12,707 19,737 26,765 36,794 47,821 60,848 74,875 89,901 105,926 123,950 142,973 162,995 183,1016 206,1037 229,1055 252,1073 277,1089 303,1104 330,1118 357,1131 384,1142 413,1152 441,1159 471,1166 500,1172 529,1175 559,1178 589,1179 619,1178 649,1175 678,1172 708,1166 737,1159 766,1152 794,1142 821,1131 849,1118 876,1104 901,1089 926,1073 950,1055 973,1037 995,1016 1017,995 1036,973 1055,950 1073,926 1090,901 1105,875 1118,848 1131,821 1142,794 1152,765 1160,737 1167,707 1172,678 1176,649 1179,619">
            <text:p/>
          </draw:polygon>
          <draw:polygon draw:style-name="gr9" draw:layer="layout" svg:width="1.088cm" svg:height="1.088cm" svg:x="0.732cm" svg:y="0.107cm" svg:viewBox="0 0 1089 1089" draw:points="1089,544 1088,516 1085,488 1082,461 1077,435 1071,408 1063,380 1054,355 1044,329 1033,304 1020,279 1006,256 990,233 974,211 957,189 939,169 919,149 898,131 877,113 854,97 832,82 808,68 784,55 759,43 733,33 707,24 680,16 653,10 626,5 599,2 571,0 544,0 517,0 489,2 462,5 435,10 407,16 381,24 355,33 329,43 305,55 280,68 256,82 233,97 211,113 190,131 169,149 149,169 131,189 114,211 98,233 82,256 68,279 55,304 43,329 34,355 25,380 17,408 11,435 6,461 3,488 0,516 0,544 0,571 3,599 6,627 11,653 17,680 25,707 34,733 43,759 55,783 68,808 82,832 98,855 114,877 131,899 149,919 169,939 190,957 211,974 233,991 256,1006 280,1020 305,1033 329,1045 355,1055 381,1064 407,1071 435,1077 462,1083 489,1085 517,1088 544,1089 571,1088 599,1085 626,1083 653,1077 680,1071 707,1064 733,1055 759,1045 784,1033 808,1020 832,1006 854,991 877,974 898,957 919,939 939,919 957,899 974,877 990,855 1006,832 1020,808 1033,783 1044,759 1054,733 1063,707 1071,680 1077,653 1082,627 1085,599 1088,571">
            <text:p/>
          </draw:polygon>
          <draw:polygon draw:style-name="gr10" draw:layer="layout" svg:width="0.999cm" svg:height="1.018cm" svg:x="0.803cm" svg:y="0.124cm" svg:viewBox="0 0 1000 1019" draw:points="1000,509 999,483 997,457 994,432 990,407 983,381 977,356 969,332 959,308 949,285 937,262 924,240 910,218 895,197 879,177 862,158 844,140 826,122 806,106 785,91 764,77 743,64 720,52 697,41 674,31 649,23 625,16 601,10 575,6 550,2 525,0 499,0 474,0 449,2 424,6 399,10 375,16 350,23 326,31 303,41 280,52 257,64 235,77 214,91 194,106 174,122 155,140 138,158 120,177 105,197 89,218 75,240 63,262 51,285 40,308 31,332 23,356 16,381 10,407 5,432 2,457 0,483 0,509 0,535 2,561 5,586 10,612 16,637 23,662 31,686 40,710 51,734 63,756 75,778 89,801 105,821 120,841 138,860 155,879 174,896 194,912 214,927 235,941 257,955 280,967 303,978 326,987 350,995 375,1002 399,1008 424,1013 449,1016 474,1018 499,1019 525,1018 550,1016 575,1013 601,1008 625,1002 649,995 674,987 697,978 720,967 743,955 764,941 785,927 806,912 826,896 844,879 862,860 879,841 895,821 910,801 924,778 937,756 949,734 959,710 969,686 977,662 983,637 990,612 994,586 997,561 999,535">
            <text:p/>
          </draw:polygon>
          <draw:polygon draw:style-name="gr11" draw:layer="layout" svg:width="0.927cm" svg:height="0.929cm" svg:x="0.856cm" svg:y="0.142cm" svg:viewBox="0 0 928 930" draw:points="928,465 928,441 925,417 922,394 918,371 913,348 907,325 899,303 890,281 880,260 870,238 858,218 845,199 831,179 816,161 800,144 784,127 766,112 748,96 729,82 709,70 689,57 668,47 647,37 625,29 603,21 580,14 557,9 534,5 510,2 487,0 464,0 440,0 416,2 393,5 370,9 347,14 324,21 303,29 280,37 259,47 239,57 218,70 198,82 179,96 161,112 144,127 127,144 111,161 96,179 82,199 70,218 57,238 47,260 37,281 28,303 20,325 14,348 9,371 5,394 2,417 0,441 0,465 0,488 2,511 5,535 9,557 14,581 20,604 28,626 37,647 47,669 57,690 70,711 82,730 96,749 111,767 127,785 144,802 161,817 179,832 198,846 218,859 239,871 259,882 280,892 303,900 324,908 347,915 370,920 393,924 416,927 440,928 464,930 487,928 510,927 534,924 557,920 580,915 603,908 625,900 647,892 668,882 689,871 709,859 729,846 748,832 766,817 784,802 800,785 816,767 831,749 845,730 858,711 870,690 880,669 890,647 899,626 907,604 913,581 918,557 922,535 925,511 928,488">
            <text:p/>
          </draw:polygon>
          <draw:polygon draw:style-name="gr12" draw:layer="layout" svg:width="0.839cm" svg:height="0.839cm" svg:x="0.909cm" svg:y="0.16cm" svg:viewBox="0 0 840 840" draw:points="840,420 839,398 837,377 834,356 831,334 826,314 820,294 813,274 805,254 796,235 787,216 776,197 764,180 752,162 738,146 724,130 709,115 693,101 676,87 660,74 642,63 623,52 604,42 585,33 566,26 545,19 525,12 504,8 483,5 462,2 441,0 420,0 398,0 377,2 356,5 335,8 314,12 294,19 273,26 254,33 234,42 216,52 197,63 179,74 162,87 146,101 130,115 115,130 101,146 87,162 75,180 63,197 52,216 43,235 33,254 26,274 19,294 13,314 8,334 5,356 1,377 0,398 0,420 0,441 1,462 5,483 8,504 13,525 19,545 26,565 33,585 43,604 52,623 63,642 75,659 87,677 101,693 115,709 130,723 146,737 162,751 179,764 197,776 216,787 234,796 254,805 273,813 294,820 314,826 335,831 356,834 377,837 398,838 420,840 441,838 462,837 483,834 504,831 525,826 545,820 566,813 585,805 604,796 623,787 642,776 660,764 676,751 693,737 709,723 724,709 738,693 752,677 764,659 776,642 787,623 796,604 805,585 813,565 820,545 826,525 831,504 834,483 837,462 839,441">
            <text:p/>
          </draw:polygon>
          <draw:polygon draw:style-name="gr13" draw:layer="layout" svg:width="0.767cm" svg:height="0.768cm" svg:x="0.964cm" svg:y="0.177cm" svg:viewBox="0 0 768 769" draw:points="768,384 768,365 765,345 763,326 760,307 756,288 750,269 744,251 737,233 728,215 719,197 710,181 699,165 687,149 675,134 662,119 648,106 634,93 619,80 603,69 587,58 570,48 553,39 535,31 517,24 498,18 479,12 461,8 442,4 422,2 403,1 383,0 364,1 345,2 325,4 306,8 287,12 268,18 250,24 232,31 214,39 197,48 180,58 164,69 149,80 133,93 119,106 105,119 92,134 80,149 68,165 57,181 47,197 39,215 30,233 23,251 17,269 11,288 7,307 4,326 1,345 0,365 0,384 0,404 1,423 4,443 7,462 11,480 17,499 23,518 30,536 39,554 47,571 57,588 68,604 80,620 92,635 105,649 119,662 133,676 149,688 164,700 180,711 197,720 214,729 232,738 250,745 268,751 287,757 306,761 325,764 345,767 364,769 383,769 403,769 422,767 442,764 461,761 479,757 498,751 517,745 535,738 553,729 570,720 587,711 603,700 619,688 634,676 648,662 662,649 675,635 687,620 699,604 710,588 719,571 728,554 737,536 744,518 750,499 756,480 760,462 763,443 765,423 768,404">
            <text:p/>
          </draw:polygon>
          <draw:polygon draw:style-name="gr14" draw:layer="layout" svg:width="0.696cm" svg:height="0.679cm" svg:x="1.017cm" svg:y="0.196cm" svg:viewBox="0 0 697 680" draw:points="697,340 697,322 695,305 692,288 689,271 685,254 680,238 675,222 668,205 661,190 653,174 644,160 634,146 624,132 613,118 601,105 588,93 575,82 562,71 547,61 533,51 517,43 502,34 485,27 469,21 452,15 435,11 418,7 401,4 383,1 366,0 348,0 330,0 313,1 295,4 278,7 261,11 244,15 227,21 211,27 194,34 179,43 164,51 149,61 135,71 121,82 108,93 95,105 83,118 72,132 62,146 52,160 43,174 35,190 28,205 21,222 16,238 11,254 7,271 4,288 1,305 0,322 0,340 0,357 1,374 4,391 7,408 11,425 16,441 21,457 28,474 35,489 43,504 52,519 62,534 72,547 83,561 95,573 108,585 121,598 135,608 149,619 164,628 179,637 194,645 211,652 227,658 244,663 261,668 278,672 295,675 313,678 330,679 348,680 366,679 383,678 401,675 418,672 435,668 452,663 469,658 485,652 502,645 517,637 533,628 547,619 562,608 575,598 588,585 601,573 613,561 624,547 634,534 644,519 653,504 661,489 668,474 675,457 680,441 685,425 689,408 692,391 695,374 697,357">
            <text:p/>
          </draw:polygon>
          <draw:polygon draw:style-name="gr15" draw:layer="layout" svg:width="0.607cm" svg:height="0.625cm" svg:x="1.088cm" svg:y="0.196cm" svg:viewBox="0 0 608 626" draw:points="608,313 607,296 606,281 605,265 602,250 598,234 593,219 589,204 583,189 577,175 570,160 561,147 553,133 544,121 534,109 524,97 513,86 502,75 489,66 478,56 464,47 451,39 438,32 424,25 409,19 395,14 380,10 365,6 350,4 334,1 319,0 304,0 288,0 273,1 258,4 242,6 228,10 212,14 198,19 183,25 170,32 156,39 143,47 130,56 118,66 106,75 94,86 83,97 73,109 63,121 54,133 46,147 38,160 30,175 25,189 18,204 14,219 9,234 5,250 3,265 1,281 0,296 0,313 0,329 1,344 3,360 5,375 9,391 14,406 18,421 25,436 30,450 38,464 46,478 54,491 63,504 73,516 83,528 94,539 106,550 118,559 130,569 143,578 156,586 170,593 183,600 198,606 212,611 228,615 242,619 258,622 273,624 288,624 304,626 319,624 334,624 350,622 365,619 380,615 395,611 409,606 424,600 438,593 451,586 464,578 478,569 489,559 502,550 513,539 524,528 534,516 544,504 553,491 561,478 570,464 577,450 583,436 589,421 593,406 598,391 602,375 605,360 606,344 607,329">
            <text:p/>
          </draw:polygon>
          <draw:polygon draw:style-name="gr16" draw:layer="layout" svg:width="0.517cm" svg:height="0.535cm" svg:x="1.142cm" svg:y="0.214cm" svg:viewBox="0 0 518 536" draw:points="518,267 518,253 516,241 515,227 513,214 510,200 506,187 502,175 497,162 492,149 485,138 478,126 471,114 464,103 456,93 446,82 437,73 428,64 418,55 407,48 395,40 384,33 373,27 361,21 349,16 336,11 324,8 311,5 298,2 285,1 272,0 259,0 246,0 232,1 220,2 206,5 194,8 181,11 169,16 156,21 144,27 133,33 122,40 111,48 100,55 90,64 80,73 71,82 62,93 54,103 46,114 39,126 32,138 26,149 20,162 16,175 11,187 8,200 5,214 3,227 1,241 0,253 0,267 0,281 1,294 3,308 5,321 8,335 11,347 16,360 20,373 26,386 32,397 39,409 46,421 54,432 62,442 71,452 80,462 90,471 100,479 111,487 122,495 133,502 144,508 156,513 169,518 181,523 194,527 206,530 220,532 232,534 246,534 259,536 272,534 285,534 298,532 311,530 324,527 336,523 349,518 361,513 373,508 384,502 395,495 407,487 418,479 428,471 437,462 446,452 456,442 464,432 471,421 478,409 485,397 492,386 497,373 502,360 506,347 510,335 513,321 515,308 516,294 518,281">
            <text:p/>
          </draw:polygon>
          <draw:polygon draw:style-name="gr17" draw:layer="layout" svg:width="0.446cm" svg:height="0.446cm" svg:x="1.196cm" svg:y="0.232cm" svg:viewBox="0 0 447 447" draw:points="447,223 446,212 446,200 444,188 442,177 439,167 437,156 433,145 429,135 424,124 418,114 413,105 407,95 400,86 393,77 386,69 377,61 369,53 360,46 351,39 341,33 332,27 321,22 311,18 300,13 290,9 280,7 268,4 257,2 246,0 234,0 223,0 212,0 200,0 189,2 178,4 167,7 156,9 146,13 135,18 125,22 114,27 105,33 95,39 86,46 77,53 69,61 60,69 53,77 46,86 40,95 33,105 28,114 22,124 18,135 13,145 10,156 7,167 4,177 2,188 1,200 0,212 0,223 0,234 1,246 2,257 4,268 7,279 10,290 13,301 18,311 22,321 28,332 33,341 40,350 46,359 53,369 60,377 69,385 77,392 86,400 95,406 105,413 114,418 125,424 135,428 146,433 156,436 167,439 178,442 189,444 200,445 212,446 223,447 234,446 246,445 257,444 268,442 280,439 290,436 300,433 311,428 321,424 332,418 341,413 351,406 360,400 369,392 377,385 386,377 393,369 400,359 407,350 413,341 418,332 424,321 429,311 433,301 437,290 439,279 442,268 444,257 446,246 446,234">
            <text:p/>
          </draw:polygon>
          <draw:polygon draw:style-name="gr17" draw:layer="layout" svg:width="0.374cm" svg:height="0.375cm" svg:x="1.249cm" svg:y="0.249cm" svg:viewBox="0 0 375 376" draw:points="375,188 375,178 373,169 372,159 370,150 368,140 366,131 362,122 359,114 355,105 351,96 346,88 341,80 335,73 329,66 323,58 316,52 308,45 301,39 294,33 286,28 278,23 269,19 261,15 252,11 243,9 234,6 224,4 215,2 205,1 196,0 186,0 177,0 168,1 158,2 150,4 140,6 131,9 122,11 113,15 104,19 96,23 87,28 80,33 73,39 64,45 57,52 51,58 44,66 39,73 32,80 28,88 23,96 18,105 14,114 11,122 8,131 5,140 4,150 1,159 0,169 0,178 0,188 0,198 0,207 1,216 4,225 5,235 8,244 11,253 14,262 18,271 23,279 28,287 32,295 39,303 44,310 51,317 57,324 64,330 73,336 80,342 87,347 96,352 104,356 113,360 122,364 131,367 140,370 150,372 158,373 168,375 177,376 186,376 196,376 205,375 215,373 224,372 234,370 243,367 252,364 261,360 269,356 278,352 286,347 294,342 301,336 308,330 316,324 323,317 329,310 335,303 341,295 346,287 351,279 355,271 359,262 362,253 366,244 368,235 370,225 372,216 373,207 375,198">
            <text:p/>
          </draw:polygon>
          <draw:polygon draw:style-name="gr18" draw:layer="layout" svg:width="2.284cm" svg:height="1.054cm" svg:x="0cm" svg:y="0.946cm" svg:viewBox="0 0 2285 1055" draw:points="267,0 0,1055 2285,1055 2053,0 2016,196 1963,322 1892,446 1803,554 1713,608 1606,697 1499,751 1321,804 1160,823 981,804 856,769 749,715 624,644 517,554 427,446 356,340 303,196">
            <text:p/>
          </draw:polygon>
          <draw:polyline draw:style-name="gr19" draw:layer="layout" svg:width="1.784cm" svg:height="0.857cm" svg:x="0.268cm" svg:y="0.909cm" svg:viewBox="0 0 1785 858" draw:points="0,0 1,43 4,87 10,130 18,173 28,214 41,257 55,298 72,338 91,377 112,416 134,454 159,490 186,525 215,559 245,591 277,621 310,651 346,678 382,704 420,727 459,750 499,770 540,788 582,803 625,818 668,830 712,840 757,847 800,853 846,856 892,858 937,856 982,853 1026,847 1071,840 1115,830 1159,818 1201,803 1243,788 1284,770 1325,750 1364,727 1401,704 1438,678 1473,651 1507,621 1538,591 1569,559 1597,525 1624,490 1649,454 1672,416 1693,377 1712,338 1728,298 1742,257 1756,214 1765,173 1774,130 1779,87 1783,43 1785,0">
            <text:p/>
          </draw:polyline>
          <draw:polyline draw:style-name="gr19" draw:layer="layout" svg:width="2.267cm" svg:height="1.09cm" svg:x="0cm" svg:y="0.91cm" svg:viewBox="0 0 2268 1091" draw:points="267,0 0,1091 2268,1091 2036,18">
            <text:p/>
          </draw:polyline>
          <draw:polygon draw:style-name="gr20" draw:layer="layout" svg:width="1.16cm" svg:height="0.375cm" svg:x="0.571cm" svg:y="0.625cm" svg:viewBox="0 0 1161 376" draw:points="0,0 1161,0 1161,376 0,376">
            <text:p/>
          </draw:polygon>
          <draw:polygon draw:style-name="gr21" draw:layer="layout" svg:width="1.159cm" svg:height="0.375cm" svg:x="0.571cm" svg:y="0.625cm" svg:viewBox="0 0 1160 376" draw:points="0,0 1160,0 1160,376 0,376">
            <text:p/>
          </draw:polygon>
          <draw:polyline draw:style-name="gr22" draw:layer="layout" svg:width="1.142cm" svg:height="0.339cm" svg:x="0.588cm" svg:y="0.643cm" svg:viewBox="0 0 1143 340" draw:points="0,340 0,0 1143,0">
            <text:p/>
          </draw:poly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PC Video</dc:title>
    <meta:creation-date>2011-02-07T16:38:58</meta:creation-date>
    <meta:editing-duration>P0D</meta:editing-duration>
    <meta:editing-cycles>1</meta:editing-cycles>
    <meta:document-statistic meta:object-count="25"/>
    <meta:generator>OpenOffice.org/3.3$Linux OpenOffice.org_project/330m20$Build-9567</meta:generator>
  </office:meta>
</office:document-meta>
</file>